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12.61mm"/>
    </style:style>
    <style:style style:name="co5" style:family="table-column">
      <style:table-column-properties fo:break-before="auto" style:column-width="13.69mm"/>
    </style:style>
    <style:style style:name="co6" style:family="table-column">
      <style:table-column-properties fo:break-before="auto" style:column-width="9.88mm"/>
    </style:style>
    <style:style style:name="co7" style:family="table-column">
      <style:table-column-properties fo:break-before="auto" style:column-width="17.5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fake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angry</text:p>
          </table:table-cell>
          <table:table-cell office:value-type="string" calcext:value-type="string">
            <text:p>disgusted</text:p>
          </table:table-cell>
          <table:table-cell office:value-type="string" calcext:value-type="string">
            <text:p>fearful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surprised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:2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:3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97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5:34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35:36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:38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:4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:4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5:4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35:4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:5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5:5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:54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35:5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:58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6:0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: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:8</text:p>
          </table:table-cell>
        </table:table-row>
        <table:table-row table:style-name="ro1"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36:1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:12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table:number-columns-repeated="6" office:value-type="string" calcext:value-type="string">
            <text:p>0.0</text:p>
          </table:table-cell>
          <table:table-cell office:value-type="string" calcext:value-type="string">
            <text:p>36:1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6:1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03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6:1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: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6:24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:28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36:3</text:p>
          </table:table-cell>
        </table:table-row>
        <table:table-row table:style-name="ro1"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36:32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36:3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:3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:3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8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6: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:4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6:4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36:4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:4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:5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43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36:52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36:54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table:number-columns-repeated="2" office:value-type="string" calcext:value-type="string">
            <text:p>0.0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36:56</text:p>
          </table:table-cell>
        </table:table-row>
        <table:table-row table:style-name="ro1">
          <table:table-cell office:value-type="string" calcext:value-type="string">
            <text:p>0.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37:0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7:6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37: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37:1</text:p>
          </table:table-cell>
        </table:table-row>
        <table:table-row table:style-name="ro1"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37:12</text:p>
          </table:table-cell>
        </table:table-row>
        <table:table-row table:style-name="ro1"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15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37:1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7:1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37:1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37: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7:2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37:2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7:2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:2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:3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:3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7:3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:3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7:3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: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97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7:4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9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7:4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:4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9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7:4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97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7:5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91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7:5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9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7:5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9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7:5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:5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8:0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8:6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38: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8:1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9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8:1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8:1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97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8:16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38:1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8:2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8:24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8:26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8:28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8:3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8:3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8:35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8:3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38:38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38:4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8:53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31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8:5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94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9:3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9:9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9: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9:25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39:29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39:34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9: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9:47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39:53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0:0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0: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40:8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:1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0:1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:1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40:1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0:1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: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0:2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:24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40:2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40:28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:3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40:3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:3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40:3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:3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: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40:42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40:4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40:4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0:4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:5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:5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:5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40:5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1:0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41: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41: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1:1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1:1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1:1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41: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41:2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1:2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1:2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41:2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41:3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1:3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41:3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41:3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1:3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1: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1:4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15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1:4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1:5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1:5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1:54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1:5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1:5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42:0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2: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2: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2:1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42:2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42:2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2:2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42:3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42: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9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2:4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2:4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2:4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8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2:5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2:52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2:5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98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3:0</text:p>
          </table:table-cell>
        </table:table-row>
        <table:table-row table:style-name="ro1">
          <table:table-cell office:value-type="string" calcext:value-type="string">
            <text:p>0.01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3: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3:1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3:1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3:1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3:1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3:2</text:p>
          </table:table-cell>
        </table:table-row>
        <table:table-row table:style-name="ro1">
          <table:table-cell office:value-type="string" calcext:value-type="string">
            <text:p>0.0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3:3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9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3:3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3:36</text:p>
          </table:table-cell>
        </table:table-row>
        <table:table-row table:style-name="ro1">
          <table:table-cell office:value-type="string" calcext:value-type="string">
            <text:p>0.01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43:38</text:p>
          </table:table-cell>
        </table:table-row>
        <table:table-row table:style-name="ro1">
          <table:table-cell office:value-type="string" calcext:value-type="string">
            <text:p>0.5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43:4</text:p>
          </table:table-cell>
        </table:table-row>
        <table:table-row table:style-name="ro1">
          <table:table-cell office:value-type="string" calcext:value-type="string">
            <text:p>0.24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3:4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3:4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3:46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3:48</text:p>
          </table:table-cell>
        </table:table-row>
        <table:table-row table:style-name="ro1">
          <table:table-cell office:value-type="string" calcext:value-type="string">
            <text:p>0.02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43:5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03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3:52</text:p>
          </table:table-cell>
        </table:table-row>
        <table:table-row table:style-name="ro1">
          <table:table-cell office:value-type="string" calcext:value-type="string">
            <text:p>0.07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3:5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17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4: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4:1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4:12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4:16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4:18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4:2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4:22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4:24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4:2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4:3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4:3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4:4</text:p>
          </table:table-cell>
        </table:table-row>
        <table:table-row table:style-name="ro1">
          <table:table-cell office:value-type="string" calcext:value-type="string">
            <text:p>0.1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44:42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4:4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4:4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table:number-columns-repeated="2" office:value-type="string" calcext:value-type="string">
            <text:p>0.07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4:4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4:5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4:5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4:5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4:5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44:58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5:0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5: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5: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5:1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2</text:p>
          </table:table-cell>
          <table:table-cell table:number-columns-repeated="2" office:value-type="string" calcext:value-type="string">
            <text:p>0.0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5:1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5:1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45:1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45:18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5:2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5:22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5:24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5:26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5:28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5:3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5:32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5:34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5:36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45:38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45:4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5:4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5:44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5:46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5:48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6:0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9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6:4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46: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: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:1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6:1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46:1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:1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6:1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6:2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07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6:3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46:4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6:4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:5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65</text:p>
          </table:table-cell>
          <table:table-cell table:number-columns-repeated="2" office:value-type="string" calcext:value-type="string">
            <text:p>0.03</text:p>
          </table:table-cell>
          <table:table-cell office:value-type="string" calcext:value-type="string">
            <text:p>46:5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72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6:5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6:56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6:58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7:0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7:6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0.03</text:p>
          </table:table-cell>
          <table:table-cell office:value-type="string" calcext:value-type="string">
            <text:p>47:8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7:1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7:12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47:14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7:16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7:1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7:2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7:2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47:24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7:2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7:28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7:3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8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7:3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7:34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47:3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47:3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7: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7:4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7:4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7:4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47:4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47:5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7:52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47:5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47:5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7:5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:0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: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: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:1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51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8:1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8:14</text:p>
          </table:table-cell>
        </table:table-row>
        <table:table-row table:style-name="ro1">
          <table:table-cell office:value-type="string" calcext:value-type="string">
            <text:p>0.03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:1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:1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: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:22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8:24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:28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:3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:3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:34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:36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48:3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8: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:4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:4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:4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:48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:5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8:5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48:5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73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8:5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:58</text:p>
          </table:table-cell>
        </table:table-row>
        <table:table-row table:style-name="ro1">
          <table:table-cell office:value-type="string" calcext:value-type="string">
            <text:p>0.03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9:0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9: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87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9: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49:1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49:1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49:1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9:1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49: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49:2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49:2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49:2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9:2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49:3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49:3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49:3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49:3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49:3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9: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49:42</text:p>
          </table:table-cell>
        </table:table-row>
        <table:table-row table:style-name="ro1">
          <table:table-cell office:value-type="string" calcext:value-type="string">
            <text:p>0.01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9:4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9:48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9:5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9:52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9:54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49:5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49:58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50:0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50: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0: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50:1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50:1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50:1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:1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:1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:2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:2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50:2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:26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:28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:3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:3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:3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50:3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50:38</text:p>
          </table:table-cell>
        </table:table-row>
        <table:table-row table:style-name="ro1"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: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:4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:4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44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0:4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:4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:5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:52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:54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:5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:5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1:0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1:6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1: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1:1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1:1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87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51:14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1:1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1:1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1:2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51:22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51:24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1:26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1:28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1:3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7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51:32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1:3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1:3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1:3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1: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1:4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51:4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51:4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1:4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1:5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1:5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1:5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1:5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52:0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2: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2:8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52:12</text:p>
          </table:table-cell>
        </table:table-row>
        <table:table-row table:style-name="ro1"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52:1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52:1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52: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2:2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2:2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2:2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2:3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52:32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2:34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1</text:p>
          </table:table-cell>
          <table:table-cell table:number-columns-repeated="3" office:value-type="string" calcext:value-type="string">
            <text:p>0.06</text:p>
          </table:table-cell>
          <table:table-cell office:value-type="string" calcext:value-type="string">
            <text:p>52: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52:4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2:4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52:4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2:4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2:5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2:52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52:5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52:56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2:58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53:0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:6</text:p>
          </table:table-cell>
        </table:table-row>
        <table:table-row table:style-name="ro1">
          <table:table-cell table:number-columns-repeated="6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53:12</text:p>
          </table:table-cell>
        </table:table-row>
        <table:table-row table:style-name="ro1">
          <table:table-cell table:number-columns-repeated="6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53:1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3:1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53: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3:24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3:28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53:3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53:32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3:3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3:3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53:38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6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53:4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3:4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3:4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53:4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3:4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53:5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53:52</text:p>
          </table:table-cell>
        </table:table-row>
        <table:table-row table:style-name="ro1">
          <table:table-cell office:value-type="string" calcext:value-type="string">
            <text:p>0.01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53:54</text:p>
          </table:table-cell>
        </table:table-row>
        <table:table-row table:style-name="ro1">
          <table:table-cell table:number-columns-repeated="6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3:56</text:p>
          </table:table-cell>
        </table:table-row>
        <table:table-row table:style-name="ro1">
          <table:table-cell table:number-columns-repeated="6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3:58</text:p>
          </table:table-cell>
        </table:table-row>
        <table:table-row table:style-name="ro1">
          <table:table-cell table:number-columns-repeated="6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4:0</text:p>
          </table:table-cell>
        </table:table-row>
        <table:table-row table:style-name="ro1">
          <table:table-cell table:number-columns-repeated="6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4:4</text:p>
          </table:table-cell>
        </table:table-row>
        <table:table-row table:style-name="ro1">
          <table:table-cell table:number-columns-repeated="6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4:6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4:12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4:1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4:1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54: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54:2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54:2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4:28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54:3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4:3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4:3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54:3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4:4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54:48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54:5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4:5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4:5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4:5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54:5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5:0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5:6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55: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55:1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55:1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55:1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55:1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5:2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5:22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5:2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5:26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55:28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5:3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55:32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5:3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55:3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55: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5:4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55:44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5:46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5:48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5:5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55:52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55:54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5:5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5:58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6:0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56:6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56:8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6:1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6:12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table:number-columns-repeated="2" office:value-type="string" calcext:value-type="string">
            <text:p>0.04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:1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6:1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56:18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56: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56:2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56:2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6:26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6:2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6:3</text:p>
          </table:table-cell>
        </table:table-row>
        <table:table-row table:style-name="ro1"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56:3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56:34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6:36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56:3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56:4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6:42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:44</text:p>
          </table:table-cell>
        </table:table-row>
        <table:table-row table:style-name="ro1"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56:4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87</text:p>
          </table:table-cell>
          <table:table-cell table:number-columns-repeated="3" office:value-type="string" calcext:value-type="string">
            <text:p>0.04</text:p>
          </table:table-cell>
          <table:table-cell office:value-type="string" calcext:value-type="string">
            <text:p>56:48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56:5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:54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56:56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6:5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57:0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7: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57: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7:1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7:1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57:1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7: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7:2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7:24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7:3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1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7:3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57:3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57:38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table:number-columns-repeated="2" office:value-type="string" calcext:value-type="string">
            <text:p>0.3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7: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7:4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57:4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7:4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91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7:5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7:58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8:0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98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8:8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8:1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91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8:2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8:2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58:2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8:3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9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8:3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08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8:3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8:3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8: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8:4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74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8:4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8:4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47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58:5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8:5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9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59:0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9: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47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59:1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9:1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39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59:1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9:1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9:1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02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9: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76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9:2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9:2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9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9:3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9:3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9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9:3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98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9:3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9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9:4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9:4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98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9:4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9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9:4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9:4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9:5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95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9:5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39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9:5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9:5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11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9:5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:0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72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: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: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22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:1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:1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:1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:1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:1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: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:2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:2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78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:2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9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:2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95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:3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:3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9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:3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9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:36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:3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9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: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9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:4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9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:4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:4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:4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9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:5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:52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:54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:5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:5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:0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: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9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:6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: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9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:1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:1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:1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98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:1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93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:1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96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: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98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:22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:2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:28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:34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1:42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:4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:5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1:5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:5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:5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:5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:0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: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: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:1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:1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:1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:1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: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:2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:2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:2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:2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:3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:3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:3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:36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:3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: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:42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2:44</text:p>
          </table:table-cell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2:4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:4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:5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:5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:5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:5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:5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7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:0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8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: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02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: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:1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:12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:1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3:1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:1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3: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3:2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3:2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3:2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:2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3:3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:3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:3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:3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3:3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: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3:4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:44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:4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3:4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:5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:5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:0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4: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: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: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:1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:1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:14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:1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72</text:p>
          </table:table-cell>
          <table:table-cell table:number-columns-repeated="2" office:value-type="string" calcext:value-type="string">
            <text:p>0.07</text:p>
          </table:table-cell>
          <table:table-cell office:value-type="string" calcext:value-type="string">
            <text:p>4:18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: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0.03</text:p>
          </table:table-cell>
          <table:table-cell office:value-type="string" calcext:value-type="string">
            <text:p>4:2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:2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:26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:28</text:p>
          </table:table-cell>
        </table:table-row>
        <table:table-row table:style-name="ro1"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:3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:32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:34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:36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:4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:52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:54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:5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:58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:8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:1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:1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:1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:3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:38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: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92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5:42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5:44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:46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:4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:5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: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6:6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6:8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6:1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6:1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6:1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6:1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6:1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: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6:2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:2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6:2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6:3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6:32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:34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01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6:3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8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:3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: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:42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:4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:46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table:number-columns-repeated="2" office:value-type="string" calcext:value-type="string">
            <text:p>0.05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:4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:5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:5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:5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09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6:5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:5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: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:6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: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:1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7:1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7:1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:1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:18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: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:2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:2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:2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:2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:3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:3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7:3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7:3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7:3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7: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:4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:44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:4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:4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:5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:5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:5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:5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:5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:0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: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: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8:1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8:1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8:1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8:1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8:1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: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1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8:2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:2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:2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:2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:3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:3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:3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8:3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8:3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8: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8:4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8:4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8:4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8:4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8:5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8:5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8:5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8:5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8:5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:0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: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:8</text:p>
          </table:table-cell>
        </table:table-row>
        <table:table-row table:style-name="ro1"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:1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:12</text:p>
          </table:table-cell>
        </table:table-row>
        <table:table-row table:style-name="ro1"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:14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:16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:1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: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:2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:2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:2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:2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:3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9:32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:3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9:3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9: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9:4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:48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:5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:5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9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9:56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9:5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9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0:0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: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: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9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0:1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:1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:14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:16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0:18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:2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:22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0:24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:26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:2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:3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:32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:34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:36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:38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: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:42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:44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:46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:48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:5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:5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:5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:5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:5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:0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: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: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:1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:1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:1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:1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:1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: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:2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81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1:2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:2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:2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:3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:3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:34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1:3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1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1:3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: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1:4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:4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:4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1:5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:54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11:5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:5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:0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: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2: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:1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:1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:1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:1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:2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:2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:2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:2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:3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:3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:3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03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2: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:4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:4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:4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:4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:5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2:5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2:5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2:5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2:5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3:0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05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3: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3: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3:1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01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3:1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:1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:1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:1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: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:2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:2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:2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:3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:3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:3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:4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3:4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:4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:4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:4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:5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3:5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:5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:5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:0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4:6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: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:1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:1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02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4:1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:1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4:1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62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4: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4:2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4:2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4:3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4:3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4:3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4:3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4:3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: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03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4:4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:4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:4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:4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4:5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:5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:5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5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4:56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4:5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07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5:0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: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: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:1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5:1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5:1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:1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5:1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5: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5:2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5:2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5:2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5:3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5:3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:3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5:3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:4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:4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:4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5:4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:4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:5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:52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:54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:56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:58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:0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:6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:8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:1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:12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:1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:16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:18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:2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:22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:2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:2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:28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:3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:3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:3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:3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:3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03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6: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6:4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6:4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6:4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6:4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6:5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6:5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:5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:56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16:5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7: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17: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7:8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7:1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7:1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7:1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7: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7:2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7:2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:3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47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7:3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:3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:3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:3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8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: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:42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:44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7:4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98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7:4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69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7:5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:54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:56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:58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:0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:6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8: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:1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:12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:1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:1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:18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: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:2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:3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table:number-columns-repeated="2" office:value-type="string" calcext:value-type="string">
            <text:p>0.27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:3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8:3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8:3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:4</text:p>
          </table:table-cell>
        </table:table-row>
        <table:table-row table:style-name="ro1"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18:42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18:44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18:46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0.0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8:48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8:5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8:52</text:p>
          </table:table-cell>
        </table:table-row>
        <table:table-row table:style-name="ro1"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8:54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8:56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8:58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:0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: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91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9:6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:8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9:1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:14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9:1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:1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9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9: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:2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:26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:2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:3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:32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:3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:38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9:42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:44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:4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9:4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9:5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9:5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9:5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9:5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0: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5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0:8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0:1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:1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1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20:1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0:1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:1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: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65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20:2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0:2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0:2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:3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07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0:3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58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20:3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:3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:3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0: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:4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:4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:4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:5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:5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:5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:5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:5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:0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: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:1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:1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:16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1: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1:2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:2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:3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:3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:3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: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82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1:4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91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1:44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:4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91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1:5</text:p>
          </table:table-cell>
        </table:table-row>
        <table:table-row table:style-name="ro1">
          <table:table-cell table:number-columns-repeated="6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1:54</text:p>
          </table:table-cell>
        </table:table-row>
        <table:table-row table:style-name="ro1"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1:56</text:p>
          </table:table-cell>
        </table:table-row>
        <table:table-row table:style-name="ro1"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0.0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21:58</text:p>
          </table:table-cell>
        </table:table-row>
        <table:table-row table:style-name="ro1">
          <table:table-cell office:value-type="string" calcext:value-type="string">
            <text:p>0.01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22:0</text:p>
          </table:table-cell>
        </table:table-row>
        <table:table-row table:style-name="ro1">
          <table:table-cell table:number-columns-repeated="6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2: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22:1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83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2:1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22:1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:2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:2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:3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:3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:3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:3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: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:4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02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2:4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:4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2:4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:5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2:5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2:5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2:5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2:5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3:0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: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: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23:1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8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3:12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:1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98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3:18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23: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:2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23:2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:26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:2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3:3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02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3:3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3:3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81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23:3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3:3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3:4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:4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3:44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3:4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:4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9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3:5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94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3:5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3:5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:58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4:0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24: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4:1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4:1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:16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:1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8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: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:2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1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4:24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:2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:2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79</text:p>
          </table:table-cell>
          <table:table-cell table:number-columns-repeated="2" office:value-type="string" calcext:value-type="string">
            <text:p>0.0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24:3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:3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4:3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:3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: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4:4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4:4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:4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:4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:5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:5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4:5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:5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:5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5:0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16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5:6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5:8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5:1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5:1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5:1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5:1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:1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06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5:2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5:22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18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25:2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:2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5:2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5:3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5:3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1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5:3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33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5:3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64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5:3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95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5: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:4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74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5:4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97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5:4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:48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5:5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5:5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:5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72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5:5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:58</text:p>
          </table:table-cell>
        </table:table-row>
        <table:table-row table:style-name="ro1"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:0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:4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: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:8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:1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:12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:1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:1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:18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: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:2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6:2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:2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:2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:3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9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6:3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5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6:34</text:p>
          </table:table-cell>
        </table:table-row>
        <table:table-row table:style-name="ro1">
          <table:table-cell office:value-type="string" calcext:value-type="string">
            <text:p>0.01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26:3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97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6:4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98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6:4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9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6:4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96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6:5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94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6:5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:5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77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6:5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:5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: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: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:1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27:1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7:1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7:1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:2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27:2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:2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:2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7:2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:3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: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7:4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92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7:4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:46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:4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:5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:5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:54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:56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:5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:0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:4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: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: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:1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:1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:1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:1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:1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: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:2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8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8:2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:2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8:2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:3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97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8:3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:34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:36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8:38</text:p>
          </table:table-cell>
        </table:table-row>
        <table:table-row table:style-name="ro1">
          <table:table-cell office:value-type="string" calcext:value-type="string">
            <text:p>0.01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28:4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28:4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8:4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8:5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8:5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8:5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8:5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8:58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29:0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9: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9: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29: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9:1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9:1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:14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29:1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:1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9: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29:2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:2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9:2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:2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11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9:3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9:32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9:34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29:3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9:3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9:4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9:4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9:4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9:4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9:5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3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29:5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01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9:5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9:5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9:5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30:0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30: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30: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30:1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:1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:1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:1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:18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30: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:2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:2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30:2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1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0:2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:3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:3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:3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:36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:38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0:4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:42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0:44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:46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:48</text:p>
          </table:table-cell>
        </table:table-row>
        <table:table-row table:style-name="ro1"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0:5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0:52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0:54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:5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0:5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1:0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:6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:8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1:1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:12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1:14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31:16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:18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31:2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31:22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31:24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31:2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1:28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1:3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1:3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:3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:36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:38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:4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:42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:44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:4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:4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:5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:52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:5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:5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:58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32:0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92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2:8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32:1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32:12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32:1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79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2:1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:1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: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2:2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2:24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:2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:2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32:3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32:3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2:3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:3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32:3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32: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32:42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94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32:4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32:4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32:4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32:5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32:5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32:5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1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2:5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32:5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9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33:0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33: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33: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33: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:1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3:1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:1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33:1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12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3:1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: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33:2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3:2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3:2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3:2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3:3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46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33:3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:3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3:3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:4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:4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:4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:48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:5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:5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:54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:56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:58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:0</text:p>
          </table:table-cell>
        </table:table-row>
        <table:table-row table:style-name="ro1"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:6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:8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:1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4:1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:14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:16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:18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4:2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4:22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4:2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:26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:2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97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34:3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:3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94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4:34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:36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:3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:4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4:42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4:44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:46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4:48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4:5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:52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:54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34:56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34:58</text:p>
          </table:table-cell>
        </table:table-row>
        <table:table-row table:style-name="ro1"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35:0</text:p>
          </table:table-cell>
        </table:table-row>
        <table:table-row table:style-name="ro1"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35:4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35:6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35:8</text:p>
          </table:table-cell>
        </table:table-row>
        <table:table-row table:style-name="ro1"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35:1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35:12</text:p>
          </table:table-cell>
        </table:table-row>
        <table:table-row table:style-name="ro1"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35:14</text:p>
          </table:table-cell>
        </table:table-row>
        <table:table-row table:style-name="ro1"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35:16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35:18</text:p>
          </table:table-cell>
        </table:table-row>
        <table:table-row table:style-name="ro1">
          <table:table-cell table:number-columns-repeated="6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5:2</text:p>
          </table:table-cell>
        </table:table-row>
        <table:table-row table:style-name="ro1" table:number-rows-repeated="104712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8T01:04:29.303659741</dc:date>
    <meta:editing-duration>PT1M31S</meta:editing-duration>
    <meta:editing-cycles>1</meta:editing-cycles>
    <meta:document-statistic meta:table-count="1" meta:cell-count="11600" meta:object-count="0"/>
    <meta:generator>LibreOffice/6.2.7.1$Linux_X86_64 LibreOffice_project/20$Build-1</meta:generator>
  </office:meta>
</office:document-meta>
</file>